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3309b"/>
    </style:style>
    <style:style style:name="P2" style:family="paragraph" style:parent-style-name="Text_20_body">
      <style:text-properties officeooo:paragraph-rsid="00168181"/>
    </style:style>
    <style:style style:name="P3" style:family="paragraph" style:parent-style-name="Text_20_body">
      <style:text-properties officeooo:paragraph-rsid="00187a8b"/>
    </style:style>
    <style:style style:name="P4" style:family="paragraph" style:parent-style-name="Text_20_body">
      <style:text-properties officeooo:paragraph-rsid="00191bbb"/>
    </style:style>
    <style:style style:name="P5" style:family="paragraph" style:parent-style-name="Text_20_body">
      <style:text-properties officeooo:rsid="00191bbb" officeooo:paragraph-rsid="00191bbb"/>
    </style:style>
    <style:style style:name="P6" style:family="paragraph" style:parent-style-name="Text_20_body">
      <style:text-properties officeooo:paragraph-rsid="003e75bc"/>
    </style:style>
    <style:style style:name="P7" style:family="paragraph" style:parent-style-name="Text_20_body" style:list-style-name="L1">
      <style:text-properties officeooo:paragraph-rsid="003e75bc"/>
    </style:style>
    <style:style style:name="P8" style:family="paragraph" style:parent-style-name="Text_20_body" style:list-style-name="L1">
      <style:text-properties officeooo:paragraph-rsid="0013309b"/>
    </style:style>
    <style:style style:name="P9" style:family="paragraph" style:parent-style-name="Text_20_body" style:list-style-name="L2"/>
    <style:style style:name="P10" style:family="paragraph" style:parent-style-name="Text_20_body" style:list-style-name="L2">
      <style:text-properties officeooo:paragraph-rsid="001e52d5"/>
    </style:style>
    <style:style style:name="P11" style:family="paragraph" style:parent-style-name="Text_20_body" style:list-style-name="L2">
      <style:text-properties officeooo:rsid="0039eb84" officeooo:paragraph-rsid="0039eb84"/>
    </style:style>
    <style:style style:name="P12" style:family="paragraph" style:parent-style-name="Text_20_body" style:list-style-name="L3">
      <style:text-properties officeooo:paragraph-rsid="004a62de"/>
    </style:style>
    <style:style style:name="P13" style:family="paragraph" style:parent-style-name="Text_20_body" style:list-style-name="L3">
      <style:text-properties officeooo:paragraph-rsid="004a753b"/>
    </style:style>
    <style:style style:name="P14" style:family="paragraph" style:parent-style-name="Text_20_body" style:list-style-name="L3">
      <style:text-properties officeooo:paragraph-rsid="004c9c0c"/>
    </style:style>
    <style:style style:name="P15" style:family="paragraph" style:parent-style-name="Text_20_body" style:list-style-name="L4">
      <style:text-properties style:font-name="Liberation Serif" fo:font-size="12pt" officeooo:rsid="0024beb7" officeooo:paragraph-rsid="0024beb7" style:font-size-asian="12pt" style:font-size-complex="12pt"/>
    </style:style>
    <style:style style:name="P16" style:family="paragraph" style:parent-style-name="Text_20_body" style:list-style-name="L4">
      <style:text-properties style:font-name="Liberation Serif" fo:font-size="12pt" officeooo:rsid="001da521" officeooo:paragraph-rsid="001da521" style:font-size-asian="12pt" style:font-size-complex="12pt"/>
    </style:style>
    <style:style style:name="P17" style:family="paragraph" style:parent-style-name="Text_20_body" style:list-style-name="L4">
      <style:text-properties style:font-name="Liberation Serif" fo:font-size="12pt" officeooo:rsid="002b8c27" officeooo:paragraph-rsid="002b8c27" style:font-size-asian="12pt" style:font-size-complex="12pt"/>
    </style:style>
    <style:style style:name="P18" style:family="paragraph" style:parent-style-name="Text_20_body" style:list-style-name="L4">
      <style:text-properties style:font-name="Liberation Serif" fo:font-size="12pt" officeooo:rsid="002a1f26" officeooo:paragraph-rsid="002a1f26" style:font-size-asian="12pt" style:font-size-complex="12pt"/>
    </style:style>
    <style:style style:name="P19" style:family="paragraph" style:parent-style-name="Text_20_body" style:list-style-name="L4">
      <style:text-properties style:font-name="Liberation Serif" fo:font-size="12pt" officeooo:rsid="00282cf0" officeooo:paragraph-rsid="002a10a0" style:font-size-asian="12pt" style:font-size-complex="12pt"/>
    </style:style>
    <style:style style:name="P20" style:family="paragraph" style:parent-style-name="Text_20_body" style:list-style-name="L4">
      <style:text-properties style:font-name="Liberation Serif" fo:font-size="12pt" officeooo:rsid="00282cf0" officeooo:paragraph-rsid="00282cf0" style:font-size-asian="12pt" style:font-size-complex="12pt"/>
    </style:style>
    <style:style style:name="P21" style:family="paragraph" style:parent-style-name="Text_20_body" style:list-style-name="L4">
      <style:text-properties style:font-name="Liberation Serif" fo:font-size="12pt" officeooo:rsid="0041e71f" officeooo:paragraph-rsid="0041e71f" style:font-size-asian="12pt" style:font-size-complex="12pt"/>
    </style:style>
    <style:style style:name="P22" style:family="paragraph" style:parent-style-name="Text_20_body" style:list-style-name="L4">
      <style:text-properties style:font-name="Liberation Serif" fo:font-size="12pt" officeooo:rsid="0016de7c" officeooo:paragraph-rsid="00443877" style:font-size-asian="12pt" style:font-size-complex="12pt"/>
    </style:style>
    <style:style style:name="P23" style:family="paragraph" style:parent-style-name="Text_20_body" style:list-style-name="L6">
      <style:text-properties style:font-name="Liberation Serif" fo:font-size="12pt" officeooo:rsid="002d5b3c" officeooo:paragraph-rsid="002d5b3c" style:font-size-asian="12pt" style:font-size-complex="12pt"/>
    </style:style>
    <style:style style:name="P24" style:family="paragraph" style:parent-style-name="Text_20_body" style:list-style-name="L6">
      <style:text-properties style:font-name="Liberation Serif" fo:font-size="12pt" officeooo:rsid="002d5b3c" officeooo:paragraph-rsid="00367986" style:font-size-asian="12pt" style:font-size-complex="12pt"/>
    </style:style>
    <style:style style:name="P25" style:family="paragraph" style:parent-style-name="Text_20_body" style:list-style-name="L6">
      <style:text-properties style:font-name="Liberation Serif" fo:font-size="12pt" officeooo:rsid="002d5b3c" officeooo:paragraph-rsid="002dab78" style:font-size-asian="12pt" style:font-size-complex="12pt"/>
    </style:style>
    <style:style style:name="P26" style:family="paragraph" style:parent-style-name="Text_20_body" style:list-style-name="L4">
      <style:text-properties style:font-name="Liberation Serif" fo:font-size="12pt" officeooo:rsid="004a62de" officeooo:paragraph-rsid="004a62de" style:font-size-asian="12pt" style:font-size-complex="12pt"/>
    </style:style>
    <style:style style:name="P27" style:family="paragraph" style:parent-style-name="Text_20_body" style:list-style-name="L4">
      <style:text-properties style:font-name="Liberation Serif" fo:font-size="12pt" officeooo:rsid="004a753b" officeooo:paragraph-rsid="004a753b" style:font-size-asian="12pt" style:font-size-complex="12pt"/>
    </style:style>
    <style:style style:name="P28" style:family="paragraph" style:parent-style-name="Text_20_body" style:list-style-name="L4">
      <style:text-properties style:font-name="Liberation Serif" fo:font-size="12pt" officeooo:rsid="004bdb0b" officeooo:paragraph-rsid="004bdb0b" style:font-size-asian="12pt" style:font-size-complex="12pt"/>
    </style:style>
    <style:style style:name="P29" style:family="paragraph" style:parent-style-name="Text_20_body" style:list-style-name="L4">
      <style:text-properties style:font-name="Liberation Serif" fo:font-size="12pt" fo:font-style="normal" officeooo:rsid="002093a1" officeooo:paragraph-rsid="002093a1" style:font-size-asian="12pt" style:font-style-asian="normal" style:font-size-complex="12pt" style:font-style-complex="normal"/>
    </style:style>
    <style:style style:name="P30" style:family="paragraph" style:parent-style-name="Text_20_body" style:list-style-name="L5">
      <style:text-properties officeooo:paragraph-rsid="00187a8b"/>
    </style:style>
    <style:style style:name="P31" style:family="paragraph" style:parent-style-name="Text_20_body" style:list-style-name="L5">
      <style:paragraph-properties fo:text-align="start" style:justify-single-word="false"/>
      <style:text-properties officeooo:paragraph-rsid="00187a8b"/>
    </style:style>
    <style:style style:name="T1" style:family="text">
      <style:text-properties fo:font-variant="normal" fo:text-transform="none" fo:color="#222222" style:font-name="Liberation Serif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222222" style:font-name="Liberation Serif" fo:font-size="12pt" fo:letter-spacing="normal" fo:font-style="normal" fo:font-weight="normal" officeooo:rsid="000ffdd1" style:font-size-asian="12pt" style:font-size-complex="12pt"/>
    </style:style>
    <style:style style:name="T3" style:family="text">
      <style:text-properties fo:font-variant="normal" fo:text-transform="none" fo:color="#222222" style:font-name="Liberation Serif" fo:font-size="12pt" fo:letter-spacing="normal" fo:font-style="normal" fo:font-weight="normal" officeooo:rsid="0013309b" style:font-size-asian="12pt" style:font-size-complex="12pt"/>
    </style:style>
    <style:style style:name="T4" style:family="text">
      <style:text-properties fo:font-variant="normal" fo:text-transform="none" fo:color="#222222" style:font-name="Liberation Serif" fo:font-size="12pt" fo:letter-spacing="normal" fo:font-style="normal" fo:font-weight="normal" officeooo:rsid="00191bbb" style:font-size-asian="12pt" style:font-size-complex="12pt"/>
    </style:style>
    <style:style style:name="T5" style:family="text">
      <style:text-properties fo:font-variant="normal" fo:text-transform="none" fo:color="#222222" style:font-name="Liberation Serif" fo:font-size="12pt" fo:letter-spacing="normal" fo:font-style="normal" fo:font-weight="normal" officeooo:rsid="002a692a" style:font-size-asian="12pt" style:font-size-complex="12pt"/>
    </style:style>
    <style:style style:name="T6" style:family="text">
      <style:text-properties fo:font-variant="normal" fo:text-transform="none" fo:color="#222222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222222" style:font-name="Liberation Serif" fo:font-size="12pt" fo:letter-spacing="normal" fo:font-style="normal" fo:font-weight="normal" officeooo:rsid="00187a8b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222222" style:font-name="Liberation Serif" fo:font-size="12pt" fo:letter-spacing="normal" fo:font-style="normal" fo:font-weight="normal" officeooo:rsid="001be0a9" style:font-size-asian="12pt" style:font-style-asian="normal" style:font-size-complex="12pt" style:font-style-complex="normal"/>
    </style:style>
    <style:style style:name="T9" style:family="text">
      <style:text-properties fo:font-variant="normal" fo:text-transform="none" fo:color="#222222" style:font-name="Liberation Serif" fo:font-size="12pt" fo:letter-spacing="normal" fo:font-style="normal" fo:font-weight="normal" officeooo:rsid="002a692a" style:font-size-asian="12pt" style:font-style-asian="normal" style:font-size-complex="12pt" style:font-style-complex="normal"/>
    </style:style>
    <style:style style:name="T10" style:family="text">
      <style:text-properties fo:font-variant="normal" fo:text-transform="none" fo:color="#222222" style:font-name="Liberation Serif" fo:font-size="12pt" fo:letter-spacing="normal" fo:font-style="normal" fo:font-weight="normal" officeooo:rsid="003e75bc" style:font-size-asian="12pt" style:font-style-asian="italic" style:font-size-complex="12pt" style:font-style-complex="italic"/>
    </style:style>
    <style:style style:name="T11" style:family="text">
      <style:text-properties fo:font-variant="normal" fo:text-transform="none" fo:color="#222222" style:font-name="Liberation Serif" fo:font-size="12pt" fo:letter-spacing="normal" fo:font-style="normal" fo:font-weight="normal" officeooo:rsid="000ffdd1" style:font-size-asian="12pt" style:font-style-asian="italic" style:font-size-complex="12pt" style:font-style-complex="italic"/>
    </style:style>
    <style:style style:name="T12" style:family="text">
      <style:text-properties fo:font-variant="normal" fo:text-transform="none" fo:color="#222222" style:font-name="Liberation Serif" fo:font-size="12pt" fo:letter-spacing="normal" fo:font-style="normal" fo:font-weight="normal" officeooo:rsid="00151220" style:font-size-asian="12pt" style:font-style-asian="italic" style:font-size-complex="12pt" style:font-style-complex="italic"/>
    </style:style>
    <style:style style:name="T13" style:family="text">
      <style:text-properties fo:font-variant="normal" fo:text-transform="none" fo:color="#222222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14" style:family="text">
      <style:text-properties fo:font-variant="normal" fo:text-transform="none" fo:color="#222222" style:font-name="Liberation Serif" fo:font-size="12pt" fo:letter-spacing="normal" fo:font-style="normal" fo:font-weight="bold" officeooo:rsid="00151220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fo:color="#222222" style:font-name="Liberation Serif" fo:font-size="12pt" fo:letter-spacing="normal" fo:font-style="normal" officeooo:rsid="00187a8b" style:font-size-asian="12pt" style:font-size-complex="12pt"/>
    </style:style>
    <style:style style:name="T16" style:family="text">
      <style:text-properties fo:font-variant="normal" fo:text-transform="none" fo:color="#222222" style:font-name="Liberation Serif" fo:font-size="12pt" fo:letter-spacing="normal" fo:font-style="italic" fo:font-weight="normal" style:font-size-asian="12pt" style:font-style-asian="italic" style:font-size-complex="12pt" style:font-style-complex="italic"/>
    </style:style>
    <style:style style:name="T17" style:family="text">
      <style:text-properties fo:font-variant="normal" fo:text-transform="none" fo:color="#222222" style:font-name="Liberation Serif" fo:font-size="12pt" fo:letter-spacing="normal" fo:font-style="italic" fo:font-weight="normal" officeooo:rsid="000ffdd1" style:font-size-asian="12pt" style:font-style-asian="italic" style:font-size-complex="12pt" style:font-style-complex="italic"/>
    </style:style>
    <style:style style:name="T18" style:family="text">
      <style:text-properties fo:font-variant="normal" fo:text-transform="none" fo:color="#222222" style:font-name="Liberation Serif" fo:font-size="12pt" fo:letter-spacing="normal" fo:font-style="italic" fo:font-weight="normal" officeooo:rsid="00191bbb" style:font-size-asian="12pt" style:font-style-asian="italic" style:font-size-complex="12pt" style:font-style-complex="italic"/>
    </style:style>
    <style:style style:name="T19" style:family="text">
      <style:text-properties fo:font-variant="normal" fo:text-transform="none" fo:color="#222222" style:font-name="Liberation Serif" fo:font-size="12pt" fo:letter-spacing="normal" fo:font-style="italic" fo:font-weight="normal" officeooo:rsid="001be0a9" style:font-size-asian="12pt" style:font-style-asian="italic" style:font-size-complex="12pt" style:font-style-complex="italic"/>
    </style:style>
    <style:style style:name="T20" style:family="text">
      <style:text-properties fo:font-variant="normal" fo:text-transform="none" fo:color="#222222" style:font-name="Liberation Serif" fo:font-size="12pt" fo:letter-spacing="normal" fo:font-style="italic" fo:font-weight="normal" officeooo:rsid="003e75bc" style:font-size-asian="12pt" style:font-style-asian="italic" style:font-size-complex="12pt" style:font-style-complex="italic"/>
    </style:style>
    <style:style style:name="T21" style:family="text">
      <style:text-properties fo:font-variant="normal" fo:text-transform="none" fo:color="#222222" style:font-name="Liberation Serif" fo:font-size="14pt" fo:letter-spacing="normal" fo:font-style="normal" fo:font-weight="bold" officeooo:rsid="000ffdd1" style:font-size-asian="14pt" style:font-weight-asian="bold" style:font-size-complex="14pt" style:font-weight-complex="bold"/>
    </style:style>
    <style:style style:name="T22" style:family="text">
      <style:text-properties style:font-name="Liberation Serif" fo:font-size="12pt" style:font-size-asian="12pt" style:font-size-complex="12pt"/>
    </style:style>
    <style:style style:name="T23" style:family="text">
      <style:text-properties style:font-name="Liberation Serif" fo:font-size="12pt" officeooo:rsid="0012198f" style:font-size-asian="12pt" style:font-size-complex="12pt"/>
    </style:style>
    <style:style style:name="T24" style:family="text">
      <style:text-properties style:font-name="Liberation Serif" fo:font-size="12pt" officeooo:rsid="0013309b" style:font-size-asian="12pt" style:font-size-complex="12pt"/>
    </style:style>
    <style:style style:name="T25" style:family="text">
      <style:text-properties style:font-name="Liberation Serif" fo:font-size="12pt" officeooo:rsid="00151220" style:font-size-asian="12pt" style:font-size-complex="12pt"/>
    </style:style>
    <style:style style:name="T26" style:family="text">
      <style:text-properties style:font-name="Liberation Serif" fo:font-size="12pt" officeooo:rsid="001e52d5" style:font-size-asian="12pt" style:font-size-complex="12pt"/>
    </style:style>
    <style:style style:name="T27" style:family="text">
      <style:text-properties style:font-name="Liberation Serif" fo:font-size="12pt" officeooo:rsid="00386a11" style:font-size-asian="12pt" style:font-size-complex="12pt"/>
    </style:style>
    <style:style style:name="T28" style:family="text">
      <style:text-properties style:font-name="Liberation Serif" fo:font-size="12pt" officeooo:rsid="00391fec" style:font-size-asian="12pt" style:font-size-complex="12pt"/>
    </style:style>
    <style:style style:name="T29" style:family="text">
      <style:text-properties style:font-name="Liberation Serif" fo:font-size="12pt" officeooo:rsid="0039eb84" style:font-size-asian="12pt" style:font-size-complex="12pt"/>
    </style:style>
    <style:style style:name="T30" style:family="text">
      <style:text-properties style:font-name="Liberation Serif" fo:font-size="12pt" officeooo:rsid="003bc45c" style:font-size-asian="12pt" style:font-size-complex="12pt"/>
    </style:style>
    <style:style style:name="T31" style:family="text">
      <style:text-properties style:font-name="Liberation Serif" fo:font-size="12pt" officeooo:rsid="004a62de" style:font-size-asian="12pt" style:font-size-complex="12pt"/>
    </style:style>
    <style:style style:name="T32" style:family="text">
      <style:text-properties style:font-name="Liberation Serif" fo:font-size="12pt" fo:font-weight="normal" officeooo:rsid="004a62de" style:font-size-asian="12pt" style:font-weight-asian="normal" style:font-size-complex="12pt" style:font-weight-complex="normal"/>
    </style:style>
    <style:style style:name="T33" style:family="text">
      <style:text-properties style:font-name="Liberation Serif" fo:font-size="12pt" fo:font-weight="normal" officeooo:rsid="004a753b" style:font-size-asian="12pt" style:font-weight-asian="normal" style:font-size-complex="12pt" style:font-weight-complex="normal"/>
    </style:style>
    <style:style style:name="T34" style:family="text">
      <style:text-properties style:font-name="Liberation Serif" fo:font-size="12pt" fo:font-weight="normal" officeooo:rsid="004c9c0c" style:font-size-asian="12pt" style:font-weight-asian="normal" style:font-size-complex="12pt" style:font-weight-complex="normal"/>
    </style:style>
    <style:style style:name="T35" style:family="text">
      <style:text-properties style:font-name="Liberation Serif" fo:font-size="12pt" fo:font-style="italic" fo:font-weight="normal" officeooo:rsid="0012198f" style:font-size-asian="12pt" style:font-style-asian="italic" style:font-weight-asian="normal" style:font-size-complex="12pt" style:font-style-complex="italic" style:font-weight-complex="normal"/>
    </style:style>
    <style:style style:name="T36" style:family="text">
      <style:text-properties style:font-name="Liberation Serif" fo:font-size="12pt" fo:font-style="italic" fo:font-weight="normal" officeooo:rsid="003e75bc" style:font-size-asian="12pt" style:font-style-asian="italic" style:font-weight-asian="normal" style:font-size-complex="12pt" style:font-style-complex="italic" style:font-weight-complex="normal"/>
    </style:style>
    <style:style style:name="T37" style:family="text">
      <style:text-properties style:font-name="Liberation Serif" fo:font-size="12pt" fo:font-style="normal" fo:font-weight="normal" officeooo:rsid="003e75bc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officeooo:rsid="00185032" style:font-style-asian="italic" style:font-style-complex="italic"/>
    </style:style>
    <style:style style:name="T40" style:family="text">
      <style:text-properties fo:font-style="italic" officeooo:rsid="00226e4d" style:font-style-asian="italic" style:font-style-complex="italic"/>
    </style:style>
    <style:style style:name="T41" style:family="text">
      <style:text-properties fo:font-style="italic" officeooo:rsid="0022e8e6" style:font-style-asian="italic" style:font-style-complex="italic"/>
    </style:style>
    <style:style style:name="T42" style:family="text">
      <style:text-properties fo:font-style="italic" officeooo:rsid="002a10a0" style:font-style-asian="italic" style:font-style-complex="italic"/>
    </style:style>
    <style:style style:name="T43" style:family="text">
      <style:text-properties fo:font-style="italic" officeooo:rsid="00421855" style:font-style-asian="italic" style:font-style-complex="italic"/>
    </style:style>
    <style:style style:name="T44" style:family="text">
      <style:text-properties officeooo:rsid="00226e4d"/>
    </style:style>
    <style:style style:name="T45" style:family="text">
      <style:text-properties fo:font-style="normal" style:font-style-asian="normal" style:font-style-complex="normal"/>
    </style:style>
    <style:style style:name="T46" style:family="text">
      <style:text-properties fo:font-style="normal" officeooo:rsid="00226e4d" style:font-style-asian="normal" style:font-style-complex="normal"/>
    </style:style>
    <style:style style:name="T47" style:family="text">
      <style:text-properties fo:font-style="normal" officeooo:rsid="00239123" style:font-style-asian="normal" style:font-style-complex="normal"/>
    </style:style>
    <style:style style:name="T48" style:family="text">
      <style:text-properties fo:font-style="normal" officeooo:rsid="002a10a0" style:font-style-asian="normal" style:font-style-complex="normal"/>
    </style:style>
    <style:style style:name="T49" style:family="text">
      <style:text-properties fo:font-style="normal" officeooo:rsid="00282cf0" style:font-style-asian="normal" style:font-style-complex="normal"/>
    </style:style>
    <style:style style:name="T50" style:family="text">
      <style:text-properties fo:font-style="normal" officeooo:rsid="002d5b3c" style:font-style-asian="normal" style:font-style-complex="normal"/>
    </style:style>
    <style:style style:name="T51" style:family="text">
      <style:text-properties fo:font-style="normal" officeooo:rsid="0044c4d9" style:font-style-asian="normal" style:font-style-complex="normal"/>
    </style:style>
    <style:style style:name="T52" style:family="text">
      <style:text-properties fo:font-style="normal" officeooo:rsid="002093a1" style:font-style-asian="normal" style:font-style-complex="normal"/>
    </style:style>
    <style:style style:name="T53" style:family="text">
      <style:text-properties fo:font-style="normal" officeooo:rsid="004a62de" style:font-style-asian="normal" style:font-style-complex="normal"/>
    </style:style>
    <style:style style:name="T54" style:family="text">
      <style:text-properties fo:font-style="normal" officeooo:rsid="004a753b" style:font-style-asian="normal" style:font-style-complex="normal"/>
    </style:style>
    <style:style style:name="T55" style:family="text">
      <style:text-properties fo:font-style="normal" officeooo:rsid="004b215f" style:font-style-asian="normal" style:font-style-complex="normal"/>
    </style:style>
    <style:style style:name="T56" style:family="text">
      <style:text-properties style:text-position="super 58%" officeooo:rsid="00226e4d"/>
    </style:style>
    <style:style style:name="T57" style:family="text">
      <style:text-properties officeooo:rsid="0022e8e6"/>
    </style:style>
    <style:style style:name="T58" style:family="text">
      <style:text-properties officeooo:rsid="00309338"/>
    </style:style>
    <style:style style:name="T59" style:family="text">
      <style:text-properties officeooo:rsid="003325a8"/>
    </style:style>
    <style:style style:name="T60" style:family="text">
      <style:text-properties officeooo:rsid="003409b0"/>
    </style:style>
    <style:style style:name="T61" style:family="text">
      <style:text-properties officeooo:rsid="00367986"/>
    </style:style>
    <style:style style:name="T62" style:family="text">
      <style:text-properties officeooo:rsid="001da521"/>
    </style:style>
    <style:style style:name="T63" style:family="text">
      <style:text-properties officeooo:rsid="0042ee79"/>
    </style:style>
    <style:style style:name="T64" style:family="text">
      <style:text-properties officeooo:rsid="00464964"/>
    </style:style>
    <style:style style:name="T65" style:family="text">
      <style:text-properties officeooo:rsid="004e131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" form:apply-filter="true" form:control-implementation="ooo:com.sun.star.form.component.Form" office:target-frame="" xlink:href="https://scholar.google.com/scholar" xlink:type="simple">
          <form:properties>
            <form:property form:property-name="PropertyChangeNotificationEnabled" office:value-type="boolean" office:boolean-value="true"/>
          </form:properties>
        </form:form>
        <form:form form:name="unnamed0" form:apply-filter="true" form:control-implementation="ooo:com.sun.star.form.component.Form" office:target-frame="" xlink:href="https://scholar.google.com/scholar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Strong_20_Emphasis"><text:span text:style-name="T21">Jackson Voelkel</text:span></text:span><text:span text:style-name="Strong_20_Emphasis"><text:span text:style-name="T6"><text:line-break/></text:span></text:span><text:span text:style-name="Strong_20_Emphasis"><text:span text:style-name="T2">Portland, Oregon, USA</text:span></text:span></text:p>
      <text:p text:style-name="P6"><text:span text:style-name="T1">Cell: </text:span><text:span text:style-name="T2">971-404-1843</text:span><text:span text:style-name="T1"><text:line-break/></text:span><text:span text:style-name="T2">jvoelkel@pdx</text:span><text:span text:style-name="T1">.</text:span><text:span text:style-name="T2">edu</text:span><text:span text:style-name="T1"><text:line-break/><text:line-break/></text:span><text:span text:style-name="Strong_20_Emphasis"><text:span text:style-name="T13">Education</text:span></text:span><text:span text:style-name="Strong_20_Emphasis"><text:span text:style-name="T14">:</text:span></text:span></text:p>
      <text:list xml:id="list1552230818" text:style-name="L1">
        <text:list-item>
          <text:p text:style-name="P7"><text:span text:style-name="T17">Master of Urban Studies (MUS) </text:span><text:span text:style-name="T20">(</text:span><text:span text:style-name="T10">20</text:span><text:span text:style-name="T11">17, </text:span><text:span text:style-name="T12">current student</text:span><text:span text:style-name="T10">)</text:span><text:span text:style-name="T1">, </text:span><text:span text:style-name="T2">Portland State University</text:span><text:span text:style-name="T1">, </text:span><text:span text:style-name="T3">Portland, Oregon</text:span><text:span text:style-name="T1"><text:line-break/>Concentrations: </text:span><text:span text:style-name="T2">Geocomputation, urban spatial modeling</text:span><text:span text:style-name="T1"><text:line-break/></text:span><text:span text:style-name="T2">Thesis: Assessing issues of data quality variation in modeling </text:span><text:span text:style-name="T3">the urban heat island effect across multiple North American cities</text:span><text:span text:style-name="T2">.</text:span></text:p>
        </text:list-item>
        <text:list-item>
          <text:p text:style-name="P8"><text:span text:style-name="T35">BA </text:span><text:span text:style-name="T36">-</text:span><text:span text:style-name="T35"> Geography </text:span><text:span text:style-name="T37">(2014)</text:span><text:span text:style-name="T22">, </text:span><text:span text:style-name="T23">Portland State University</text:span><text:span text:style-name="T22">, </text:span><text:span text:style-name="T24">Portland, Oregon</text:span><text:span text:style-name="T22"><text:line-break/></text:span><text:span text:style-name="T24">Minor</text:span><text:span text:style-name="T22">: </text:span><text:span text:style-name="T24">Geographic Information systems</text:span></text:p>
        </text:list-item>
      </text:list>
      <text:p text:style-name="P1"><text:span text:style-name="Strong_20_Emphasis"><text:span text:style-name="T22">Experience:</text:span></text:span></text:p>
      <text:list xml:id="list3393430799" text:style-name="L2">
        <text:list-item>
          <text:p text:style-name="P10"><text:span text:style-name="T25">Geospatial Research Analyst</text:span><text:span text:style-name="T22">, 20</text:span><text:span text:style-name="T25">14</text:span><text:span text:style-name="T22"> – </text:span><text:span text:style-name="T25">Current</text:span><text:span text:style-name="T22"><text:line-break/></text:span><text:span text:style-name="T25">Sustaining Urban Places Research Lab </text:span><text:span text:style-name="T29">(SUPR Lab)</text:span><text:span text:style-name="T25">, Portland State University<text:line-break/>Projects: CWS (Dasymetric and forcasting), Metro (canopy classification), BPS (Vulnerability tool), PP&amp;R Urban Forestry (Plantability tool), Urban heat work (Portland, Eugene, Hermosillo, Richmond, Surrey)</text:span></text:p>
        </text:list-item>
        <text:list-item>
          <text:p text:style-name="P9"><text:span text:style-name="T25">Graduate Research Assistant, 2016 – </text:span><text:span text:style-name="T28">Current</text:span><text:span text:style-name="T22"><text:line-break/></text:span><text:span text:style-name="T27">Toulan School of Urban Studies and Planning, </text:span><text:span text:style-name="T26">Portland State University</text:span><text:span text:style-name="T22"><text:line-break/></text:span><text:span text:style-name="T26">Projects</text:span><text:span text:style-name="T22">: </text:span><text:span text:style-name="T26">DVS, Plantabilty</text:span></text:p>
        </text:list-item>
        <text:list-item>
          <text:p text:style-name="P11"><text:span text:style-name="T26">C</text:span><text:span text:style-name="T22">artographer II, 2014<text:line-break/>Center for Spatial Analysis and Research (CSAR), </text:span><text:span text:style-name="T30">Portland State University</text:span><text:span text:style-name="T22"><text:line-break/></text:span><text:span text:style-name="T30">Projects: Cultural Atlas of Portland</text:span></text:p>
        </text:list-item>
      </text:list>
      <text:p text:style-name="Text_20_body"><text:span text:style-name="Strong_20_Emphasis"><text:span text:style-name="T31">Selected Research Projects</text:span></text:span><text:span text:style-name="Strong_20_Emphasis"><text:span text:style-name="T22">:</text:span></text:span></text:p>
      <text:list xml:id="list609689035" text:style-name="L3">
        <text:list-item>
          <text:p text:style-name="P13"><text:span text:style-name="Strong_20_Emphasis"><text:span text:style-name="T33">Condec. Published in Oregon Metro’s Regional Land Information System (RLIS).</text:span></text:span></text:p>
        </text:list-item>
        <text:list-item>
          <text:p text:style-name="P13"><text:span text:style-name="Strong_20_Emphasis"><text:span text:style-name="T33">Canopy Analytics</text:span></text:span></text:p>
        </text:list-item>
        <text:list-item>
          <text:p text:style-name="P12"><text:span text:style-name="Strong_20_Emphasis"><text:span text:style-name="T32">Urban Heat Island Assessments</text:span></text:span></text:p>
          <text:list>
            <text:list-item>
              <text:p text:style-name="P13"><text:span text:style-name="Strong_20_Emphasis"><text:span text:style-name="T32">Portland, Eugene, Hermosillo, Richmond, Surry</text:span></text:span></text:p>
            </text:list-item>
          </text:list>
        </text:list-item>
        <text:list-item>
          <text:p text:style-name="P13"><text:span text:style-name="Strong_20_Emphasis"><text:span text:style-name="T33">Clean water services</text:span></text:span></text:p>
        </text:list-item>
        <text:list-item>
          <text:p text:style-name="P13"><text:span text:style-name="Strong_20_Emphasis"><text:span text:style-name="T33">Plantability Assessment. Portland Parks and Recreation Urban Forestry</text:span></text:span></text:p>
        </text:list-item>
        <text:list-item>
          <text:p text:style-name="P13"><text:span text:style-name="Strong_20_Emphasis"><text:span text:style-name="T33">PDX Resiliency App</text:span></text:span></text:p>
        </text:list-item>
        <text:list-item>
          <text:p text:style-name="P14"><text:span text:style-name="Strong_20_Emphasis"><text:span text:style-name="T34">Data Visualization Studio</text:span></text:span></text:p>
        </text:list-item>
      </text:list>
      <text:p text:style-name="P2"><text:soft-page-break/><text:span text:style-name="Strong_20_Emphasis"><text:span text:style-name="T22">Presentations:</text:span></text:span></text:p>
      <text:list xml:id="list3246393224" text:style-name="L4">
        <text:list-item>
          <text:p text:style-name="P28">Jackson Voelkel (2016). <text:span text:style-name="T38">Canopy Analytics</text:span><text:span text:style-name="T45">. Portland Parks and Recreation Urban Forestry Tree Inventory Summit, Portland, Oregon.</text:span></text:p>
        </text:list-item>
        <text:list-item>
          <text:p text:style-name="P27">Jackson Voelkel (2016). <text:span text:style-name="T38">Urban Canopy: Methods and Tools for Assessing Trees in the Portland Metro Area</text:span><text:span text:style-name="T45">. City of Oregon City Natural Resources Committee.</text:span></text:p>
        </text:list-item>
        <text:list-item>
          <text:p text:style-name="P26">Jackson Voelkel (2017). <text:span text:style-name="T38">Towards Systematic Prediction of Urban Heat Islands</text:span><text:span text:style-name="T45">. XIX International Botanical Congress – International Symposium on the Study of Advanced Ecological System Monitoring, Shenzhen, China.</text:span></text:p>
        </text:list-item>
        <text:list-item>
          <text:p text:style-name="P15">Jackson Voelkel, Vivek Shandas (2016). <text:span text:style-name="T38">Analytics for Characterizing Urban Heat Islands in Data Rich and Data Poor Locations</text:span><text:span text:style-name="T45">. Portland State University Systems Science Seminar Serie</text:span><text:span text:style-name="T53">s, Portland, Oregon.</text:span></text:p>
        </text:list-item>
        <text:list-item>
          <text:p text:style-name="P16"><text:span text:style-name="T44">Jackson Voelkel (2016). </text:span><text:span text:style-name="T40">Keynote Address: Canopy Analytics – An interactive resource for tree discovery in the Portland Metro Area</text:span><text:span text:style-name="T46">. </text:span><text:span text:style-name="T45">West</text:span> Multnomah Soil and Water Conservation District <text:span text:style-name="T44">Annual Meeting, Portland, Oregon</text:span>.</text:p>
        </text:list-item>
        <text:list-item>
          <text:p text:style-name="P16"><text:span text:style-name="T57">Jackson Voelkel (2016). </text:span><text:span text:style-name="T41">Canopy Story. </text:span><text:span text:style-name="T47">Annual Urban and Community Forestry Conference, Portland, </text:span><text:span text:style-name="T45">Oregon</text:span>.</text:p>
        </text:list-item>
        <text:list-item>
          <text:p text:style-name="P17">Jackson Voelkel (2016). <text:span text:style-name="T38">R for Spatial Analysis</text:span><text:span text:style-name="T45">. Portland State University ASPRS Student Chapter Speaker Series, Portland, Orego</text:span><text:span text:style-name="T54">n.</text:span></text:p>
        </text:list-item>
        <text:list-item>
          <text:p text:style-name="P18">Jackson Voelkel (2017). <text:span text:style-name="T38">R for Spatial Analysis.</text:span><text:span text:style-name="T45"> </text:span><text:span text:style-name="T49">GIS in Action, Portland, Oregon.</text:span></text:p>
        </text:list-item>
        <text:list-item>
          <text:p text:style-name="P19">Jackson Voelkel (2016). <text:span text:style-name="T42">Evaluating Urban Heat Islands: A case study from Portland, Oregon</text:span><text:span text:style-name="T48">. </text:span><text:span text:style-name="T45">GIS in Action, Portland, Oregon.</text:span></text:p>
        </text:list-item>
        <text:list-item>
          <text:p text:style-name="P20">Jackson Voelkel, Evan Kent, Angel Gomez (2014). <text:span text:style-name="T38">Proximity to Pollution: A study of socioeconomic status in Los Angeles County, California.</text:span><text:span text:style-name="T45"> GIS in Action, Portland, Oregon.</text:span></text:p>
        </text:list-item>
        <text:list-item>
          <text:p text:style-name="P21">Jackson Voelkel (2015). <text:span text:style-name="T38">Evaluating Green Infrastructure: Fostering Interdisciplinary Research and Community Engagement. </text:span><text:span text:style-name="T43">Part III: Urban Heat Islands in a Non-Desert Environment</text:span><text:span text:style-name="T45">. </text:span><text:span text:style-name="T62">University of Nagoya, </text:span>Nagoya, Japan; University <text:span text:style-name="T62">of Hokkaido, </text:span>Hokkaido, Japan; <text:span text:style-name="T62">Architectural Institute of Japan, </text:span>Tokyo, Japan. <text:span text:style-name="T63">[Lecture Series]</text:span></text:p>
        </text:list-item>
        <text:list-item>
          <text:p text:style-name="P22"><text:span text:style-name="T64">Voelkel, J., Shandas, V., Rao, M., &amp; Thompson, A. (2015). </text:span><text:span text:style-name="T39">Geocomputation for Urban Planning in the Era of Big Data: Developing Automated Tools for Analyzing LiDAR data to Inform Urban Planning and Policy in Portland, OR. </text:span><text:span text:style-name="T45">Geocomputation, </text:span><text:span text:style-name="T51">University of Texas, Dallas, Texas.</text:span><text:span text:style-name="T45"> [</text:span><text:span text:style-name="T52">p</text:span><text:span text:style-name="T45">oster]</text:span></text:p>
        </text:list-item>
        <text:list-item>
          <text:p text:style-name="P29"><text:span text:style-name="T44">Jackson Voelkel, Vivek Shandas, Anandi van Diepen-Hedayat, Meenakshi Rao, Linda George. </text:span><text:span text:style-name="T40">Toward neighborhood-scale climate adaptation: stakeholders, strategies, and decision support</text:span><text:span text:style-name="T44">. Presented at the 14</text:span><text:span text:style-name="T56">th</text:span><text:span text:style-name="T44"> Annual Urban Ecology and Conservation Symposium, Portland, Oregon, USA</text:span> [poster].</text:p>
        </text:list-item>
      </text:list>
      <text:p text:style-name="Text_20_body"><text:soft-page-break/><text:span text:style-name="Strong_20_Emphasis"><text:span text:style-name="T22">Publications:</text:span></text:span></text:p>
      <text:p text:style-name="P4"><text:span text:style-name="T1"><text:tab/></text:span><text:span text:style-name="T4">Voelkel, J., &amp; Shandas, V. (2017). Towards Systematic Prediction of Urban Heat Islands: Grounding Measurements, Assessing Modeling Techniques. </text:span><text:span text:style-name="T18">Climate</text:span><text:span text:style-name="T4">, 5(2), 41.</text:span></text:p>
      <text:p text:style-name="P4"><text:tab/><text:span text:style-name="T4">Shandas, V., van Diepen, A., Voelkel, J., &amp; Rao, M. (2016). Coproducing Resilience through Understanding Vulnerability. </text:span><text:span text:style-name="T18">Building a Climate Resilient Economy and Society – Challenges and Opportunities</text:span><text:span text:style-name="T4">.</text:span></text:p>
      <text:p text:style-name="P4"><text:span text:style-name="T4"><text:tab/>Voelkel, J., Shandas, V., &amp; Haggerty, B. (2016). Peer Reviewed: Developing High-Resolution Descriptions of Urban Heat Islands: A Public Health Imperative. </text:span><text:span text:style-name="T18">Preventing chronic disease</text:span><text:span text:style-name="T4">, 13.<text:tab/></text:span></text:p>
      <text:p text:style-name="P5"><text:span text:style-name="T1"><text:tab/>Shandas, V., Voelkel, J., Rao, M., &amp; George, L. (2016). Integrating High-Resolution Datasets to Target Mitigation Efforts for Improving Air Quality and Public Health in Urban Neighborhoods. </text:span><text:span text:style-name="T16">International journal of environmental research and public health</text:span><text:span text:style-name="T1">, 13(8), 790.</text:span></text:p>
      <text:p text:style-name="P5"><text:span text:style-name="T1"><text:tab/></text:span><text:span text:style-name="T5">Banis, D., &amp; Shobe, H. (2015). </text:span><text:span text:style-name="T19">Portlandness: a Cultural Atlas.</text:span><text:span text:style-name="T8"> </text:span><text:span text:style-name="T9">Sasquatch Books. [Contributing Cartographer].</text:span></text:p>
      <text:p text:style-name="P3"><text:span text:style-name="Strong_20_Emphasis"><text:span text:style-name="T15">Press:</text:span></text:span></text:p>
      <text:list xml:id="list2094170299" text:style-name="L5">
        <text:list-item>
          <text:p text:style-name="P30"><text:span text:style-name="Strong_20_Emphasis"><text:span text:style-name="T7">OPB</text:span></text:span></text:p>
        </text:list-item>
        <text:list-item>
          <text:p text:style-name="P31"><text:span text:style-name="Strong_20_Emphasis"><text:span text:style-name="T7">Research Quarterly (PSU Publication)</text:span></text:span></text:p>
        </text:list-item>
      </text:list>
      <text:p text:style-name="Text_20_body"><text:span text:style-name="Strong_20_Emphasis"><text:span text:style-name="T22">Skills and Qualifications:</text:span></text:span></text:p>
      <text:list xml:id="list2147879899" text:style-name="L6">
        <text:list-item>
          <text:p text:style-name="P23">GIS: <text:span text:style-name="T58">Custom tool creation, data creation and manipulation, advanced raster processing and analysis, automation, remote sensing (air- and space-borne, including hyperspectral and thermal), LiDAR analysis, webmapping (Leaflet, OpenLayers 3), database design and normalization (ESRI File Geodatabase, PostgreSQL/PostGIS),.</text:span></text:p>
        </text:list-item>
        <text:list-item>
          <text:p text:style-name="P23">Statistics and Modeling: <text:span text:style-name="T59">Simple Least Squares, Logistic Regression, Machine learning (Support Vector Machines, Random Forests, and Neural Networks), accuracy assessments, spatial statistics (including geographically weighted regression).</text:span></text:p>
        </text:list-item>
        <text:list-item>
          <text:p text:style-name="P23"><text:span text:style-name="T60">Highly comfortable in all operating Systems: Microsoft </text:span>Windows <text:span text:style-name="T60">7 and 10</text:span>, OSX, UNIX/Linux.</text:p>
        </text:list-item>
        <text:list-item>
          <text:p text:style-name="P24"><text:span text:style-name="T61">Languages</text:span>: R <text:span text:style-name="T61">(as both a utilitarian language and a statistics application)</text:span>, Python <text:span text:style-name="T61">(with comprehensive ArcPy knowledge)</text:span>, Bash / Command Line, HTML, CSS, JavaScript, <text:span text:style-name="T61">SQL, </text:span>IDL (ENVI <text:span text:style-name="T61">LiDAR </text:span>API).</text:p>
        </text:list-item>
        <text:list-item>
          <text:p text:style-name="P25">Software: R/Rstudio, ArcGIS Suite, QGIS, GRASS, SAGA GIS, Microsoft Office / Libreoffice, Terminal / CMD, PgAdmin, Adobe Creative Suite (with specialties in a Photoshop, Illustrator, and InDesign), open source graphics software (GIMP, InkScape), <text:span text:style-name="T65">Zotero Citation Management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4T15:57:47.353976218</meta:creation-date>
    <dc:date>2017-08-09T15:17:55.943112596</dc:date>
    <meta:editing-duration>PT2H33M45S</meta:editing-duration>
    <meta:editing-cycles>59</meta:editing-cycles>
    <meta:generator>LibreOffice/5.3.1.2$Linux_X86_64 LibreOffice_project/30m0$Build-2</meta:generator>
    <meta:document-statistic meta:table-count="0" meta:image-count="0" meta:object-count="0" meta:page-count="3" meta:paragraph-count="46" meta:word-count="805" meta:character-count="5972" meta:non-whitespace-character-count="5234"/>
  </office:meta>
</office:document-meta>
</file>